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Text_20_body" style:list-style-name="L1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>Richard, propriétaire d'une petite entreprise, vient de d'ajouter quelque page a son nouveau CMS. Pour le rendre plus intéressant, il a décider d'ajouter une page de nouvelle corporative et un blog pour chacun de ces trois représentants.</text:p>
      <text:p text:style-name="Text_20_body"/>
      <text:p text:style-name="Text_20_body">Il veut être capable d'ajouter dans le menu principal une page intitulé « communication » qui affichera la page de nouvelle. Le sous menu affichera chacun des blogues de ces trois employés ainsi que lui même.</text:p>
      <text:p text:style-name="Text_20_body">Voici la structure souhaitée.</text:p>
      <text:p text:style-name="Text_20_body">Communication </text:p>
      <text:p text:style-name="Text_20_body">|- Richard Blog</text:p>
      <text:p text:style-name="Text_20_body">|- Martin Blog</text:p>
      <text:p text:style-name="Text_20_body">|- Jean Blog</text:p>
      <text:p text:style-name="Text_20_body">|- Annie Blog</text:p>
      <text:p text:style-name="Text_20_body"/>
      <text:p text:style-name="Text_20_body">Richard désire qu'il ne soit pas possible de commenter sur son blogue, mais que ce soit possible de le faire pour les trois représentants.</text:p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<text:soft-page-break/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1384707626" text:style-name="L1">
        <text:list-item>
          <text:list>
            <text:list-item>
              <text:p text:style-name="P8">Nombre maximum de nouvelles affichées par page</text:p>
            </text:list-item>
            <text:list-item>
              <text:p text:style-name="P8">Options par défaut pour les nouvelles créées:</text:p>
              <text:list>
                <text:list-item>
                  <text:p text:style-name="P8">Permettre les commentaires</text:p>
                </text:list-item>
              </text:list>
            </text:list-item>
          </text:list>
        </text:list-item>
      </text:list>
      <text:h text:style-name="Heading_20_2" text:outline-level="2"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news/ =&gt; Plus récentes nouvelles (nombre par page limité au paramètre du module)</text:p>
      <text:p text:style-name="Standard">/news.atom =&gt; Feed Atom des nouvelles</text:p>
      <text:p text:style-name="Standard">/news.rss =&gt; Feed RSS des nouvelles</text:p>
      <text:p text:style-name="Standard">/news/page-2/ =&gt; Page 2 des nouvelles en ordre chronologique inversé</text:p>
      <text:p text:style-name="Standard">/news/slug/ =&gt; Nouvelle unique</text:p>
      <text:p text:style-name="Standard">/news/category/Technology/ =&gt; Nouvelles étant associées à la catégorie « Technology »</text:p>
      <text:p text:style-name="Standard">/news/category/Technology/page-2/ =&gt; Page 2 des nouvelles associées à la catégorie</text:p>
      <text:p text:style-name="Standard">/news/category/Technology.atom =&gt; Feed Atom de la catégorie « Technology »</text:p>
      <text:p text:style-name="Standard">/news/category/Technology.rss =&gt; Feed RSS de la catégorie « Technology »</text:p>
      <text:p text:style-name="Standard">/news/archives/12-2010/ =&gt; Nouvelles parues en décembre 2010</text:p>
      <text:p text:style-name="Standard">/news/archives/12-2010.atom =&gt; Feed Atom des nouvelles parues en décembre 2010</text:p>
      <text:p text:style-name="Standard">/news/archives/12-2010.rss =&gt; Feed RSS des nouvelles parues en décembre 2010</text:p>
      <text:p text:style-name="Standard">/news/archives/12-2010/page-2/ =&gt; Page 2 des nouvelles parues en décembre 2010</text:p>
      <text:p text:style-name="Standard"/>
      <text:p text:style-name="P5">Managers</text:p>
      <text:p text:style-name="Standard">NewsManager</text:p>
      <text:list xml:id="list550882173" text:style-name="L2">
        <text:list-item>
          <text:p text:style-name="P7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1-18T12:38:43</meta:creation-date>
    <meta:editing-duration>PT27H43M37S</meta:editing-duration>
    <meta:editing-cycles>61</meta:editing-cycles>
    <meta:generator>OpenOffice.org/3.1$Unix OpenOffice.org_project/310m19$Build-9420</meta:generator>
    <meta:initial-creator>Francis Lavoie</meta:initial-creator>
    <dc:date>2010-03-24T14:23:51</dc:date>
    <dc:creator>Francois Lebel</dc:creator>
    <meta:document-statistic meta:table-count="1" meta:image-count="1" meta:object-count="0" meta:page-count="3" meta:paragraph-count="88" meta:word-count="545" meta:character-count="3799"/>
  </office:meta>
</office:document-meta>
</file>